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text-properties fo:language="fr" fo:country="FR"/>
    </style:style>
    <style:style style:name="P6" style:parent-style-name="Standard" style:family="paragraph">
      <style:text-properties fo:language="fr" fo:country="FR"/>
    </style:style>
    <style:style style:name="P7" style:parent-style-name="Standard" style:family="paragraph">
      <style:text-properties fo:language="fr" fo:country="FR"/>
    </style:style>
    <style:style style:name="P8" style:parent-style-name="Standard" style:family="paragraph">
      <style:text-properties fo:language="fr" fo:country="FR"/>
    </style:style>
    <style:style style:name="P9" style:parent-style-name="Standard" style:family="paragraph">
      <style:text-properties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Standard" style:family="paragraph">
      <style:text-properties fo:language="fr" fo:country="FR"/>
    </style:style>
    <style:style style:name="P12" style:parent-style-name="Standard" style:family="paragraph">
      <style:text-properties fo:language="fr" fo:country="FR"/>
    </style:style>
    <style:style style:name="P13" style:parent-style-name="Standard" style:family="paragraph">
      <style:text-properties fo:language="fr" fo:country="FR"/>
    </style:style>
    <style:style style:name="P14" style:parent-style-name="Standard" style:family="paragraph">
      <style:text-properties fo:language="fr" fo:country="FR"/>
    </style:style>
    <style:style style:name="P15" style:parent-style-name="Standard" style:family="paragraph">
      <style:text-properties fo:language="fr" fo:country="FR"/>
    </style:style>
    <style:style style:name="P16" style:parent-style-name="Standard" style:family="paragraph">
      <style:text-properties fo:language="fr" fo:country="FR"/>
    </style:style>
    <style:style style:name="P17" style:parent-style-name="Standard" style:family="paragraph">
      <style:text-properties fo:language="fr" fo:country="FR"/>
    </style:style>
    <style:style style:name="P18" style:parent-style-name="Standard" style:family="paragraph">
      <style:text-properties fo:language="fr" fo:country="FR"/>
    </style:style>
    <style:style style:name="P19" style:parent-style-name="Standard" style:family="paragraph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  <style:style style:name="P23" style:parent-style-name="Standard" style:family="paragraph">
      <style:text-properties fo:language="fr" fo:country="FR"/>
    </style:style>
    <style:style style:name="P24" style:parent-style-name="Standard" style:family="paragraph">
      <style:text-properties fo:language="fr" fo:country="FR"/>
    </style:style>
    <style:style style:name="P25" style:parent-style-name="Standard" style:family="paragraph">
      <style:text-properties fo:language="fr" fo:country="FR"/>
    </style:style>
    <style:style style:name="P26" style:parent-style-name="Standard" style:family="paragraph">
      <style:text-properties fo:language="fr" fo:country="FR"/>
    </style:style>
    <style:style style:name="P27" style:parent-style-name="Standard" style:family="paragraph">
      <style:text-properties fo:language="fr" fo:country="FR"/>
    </style:style>
    <style:style style:name="P28" style:parent-style-name="Standard" style:family="paragraph">
      <style:text-properties fo:language="fr" fo:country="FR"/>
    </style:style>
    <style:style style:name="P29" style:parent-style-name="Standard" style:family="paragraph">
      <style:text-properties fo:language="fr" fo:country="FR"/>
    </style:style>
    <style:style style:name="P30" style:parent-style-name="Standard" style:family="paragraph">
      <style:text-properties fo:language="fr" fo:country="FR"/>
    </style:style>
    <style:style style:name="P31" style:parent-style-name="Standard" style:family="paragraph">
      <style:text-properties fo:language="fr" fo:country="FR"/>
    </style:style>
    <style:style style:name="P32" style:parent-style-name="Standard" style:family="paragraph">
      <style:text-properties fo:language="fr" fo:country="FR"/>
    </style:style>
    <style:style style:name="P33" style:parent-style-name="Standard" style:family="paragraph">
      <style:text-properties fo:language="fr" fo:country="FR"/>
    </style:style>
    <style:style style:name="P34" style:parent-style-name="Standard" style:family="paragraph">
      <style:text-properties fo:language="fr" fo:country="FR"/>
    </style:style>
    <style:style style:name="P35" style:parent-style-name="Paragraphedeliste" style:list-style-name="WWNum7" style:family="paragraph">
      <style:text-properties fo:language="fr" fo:country="FR"/>
    </style:style>
    <style:style style:name="P36" style:parent-style-name="Paragraphedeliste" style:list-style-name="WWNum7" style:family="paragraph">
      <style:text-properties fo:language="fr" fo:country="FR"/>
    </style:style>
    <style:style style:name="P37" style:parent-style-name="Paragraphedeliste" style:family="paragraph">
      <style:text-properties fo:language="fr" fo:country="FR"/>
    </style:style>
    <style:style style:name="P38" style:parent-style-name="Standard" style:list-style-name="WWNum7" style:family="paragraph">
      <style:text-properties fo:language="fr" fo:country="FR"/>
    </style:style>
    <style:style style:name="P39" style:parent-style-name="Paragraphedeliste" style:list-style-name="WWNum7" style:family="paragraph">
      <style:text-properties fo:language="fr" fo:country="FR"/>
    </style:style>
    <style:style style:name="P40" style:parent-style-name="Paragraphedeliste" style:list-style-name="WWNum7" style:family="paragraph">
      <style:text-properties fo:language="fr" fo:country="FR"/>
    </style:style>
    <style:style style:name="P41" style:parent-style-name="Paragraphedeliste" style:list-style-name="WWNum7" style:family="paragraph">
      <style:text-properties fo:language="fr" fo:country="FR"/>
    </style:style>
    <style:style style:name="P42" style:parent-style-name="Paragraphedeliste" style:list-style-name="WWNum7" style:family="paragraph"/>
    <style:style style:name="T43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Son entreprise : Piece of Cake studios</text:p>
      <text:p text:style-name="Standard"/>
      <text:p text:style-name="P2">Sa formation :</text:p>
      <text:p text:style-name="P3"/>
      <text:p text:style-name="P4">Ecole de game Design Bellecour (3ans) (bof mais petit projet cool) → DUT Informatique Graphique du Puy-en-Velay (2ans)</text:p>
      <text:p text:style-name="P5">→ conservatoire national des arts et métiers (1an) → université lumière lyon 2 en master programmation informatique (1an) GAMAGORA</text:p>
      <text:p text:style-name="P6"/>
      <text:p text:style-name="P7">Ses missions : problématique, reflexion → idée avec boss / N+1 → proto → resultat sur scene → valide/par valide → ingame → correction de bug</text:p>
      <text:p text:style-name="P8"/>
      <text:p text:style-name="P9">Son environnement de travail : une seule salle pour tout les devs =&gt; discussion faciles</text:p>
      <text:p text:style-name="P10"/>
      <text:p text:style-name="P11">Son équipe : toute l’entreprise (20)</text:p>
      <text:p text:style-name="P12"/>
      <text:p text:style-name="P13">Sa hiérarchie : Boss (CEO) car studio indé mais pas vraiment : entraide</text:p>
      <text:p text:style-name="P14"/>
      <text:p text:style-name="P15">Ses outils : Unity et Unreal</text:p>
      <text:p text:style-name="P16"/>
      <text:p text:style-name="P17">Sa journée type : tantot gameplay, art, modif moteur</text:p>
      <text:p text:style-name="P18">fait un tool → modif terrain en tps reel</text:p>
      <text:p text:style-name="P19"/>
      <text:p text:style-name="P20">Avantages et inconvénients : Unreal vrai machine a gaz =&gt; bcp de possibilité mais dur a appréhendé <text:s/>(1 mois pour l’entreprise) , trés puissant. Unreal =&gt; moteur de JEU =&gt; fonctionnalité super pour jeu vidéo travail facile pour entreprise avec parcelles</text:p>
      <text:p text:style-name="P21"/>
      <text:p text:style-name="P22">Unity =&gt; lance projet =&gt; proto =&gt; marche ! (facile) plein de package et forum de partout +++ bonne documentation</text:p>
      <text:p text:style-name="P23"/>
      <text:p text:style-name="P24"/>
      <text:p text:style-name="P25">tout élément permettant la compréhension de sa fonction et de ses missions :</text:p>
      <text:p text:style-name="P26">blueprint très<text:s/>rapide a proto<text:s/>et instatané / c++ = rebuild le projet.</text:p>
      <text:p text:style-name="P27">Cool pour proto et majorité mecanique ne necessitant pas de perf</text:p>
      <text:p text:style-name="P28">difficulté de lecture.</text:p>
      <text:p text:style-name="P29"/>
      <text:p text:style-name="P30">Programmation gameplay + tool</text:p>
      <text:p text:style-name="P31"/>
      <text:p text:style-name="P32"/>
      <text:p text:style-name="P33"/>
      <text:p text:style-name="P34"/>
      <text:list text:style-name="WWNum7">
        <text:list-item>
          <text:p text:style-name="P35">Présentation du métier choisi (s’appuyer sur les recherches menées pour la réalisation de la fiche métier et sur les nouvelles informations recueillies grâce à l’interview menée).</text:p>
        </text:list-item>
        <text:list-item>
          <text:p text:style-name="P36">Tableau comparatif des compétences de l’interviewé et des compétences acquises grâce à la formation (cf. tableau des compétences)</text:p>
        </text:list-item>
      </text:list>
      <text:p text:style-name="P37"/>
      <text:list text:style-name="WWNum7" text:continue-numbering="true">
        <text:list-item>
          <text:p text:style-name="P38">En quoi ces recherches réorientent, réajustent ou confirment mon PPP ?</text:p>
          <text:list text:continue-numbering="true">
            <text:list-item>
              <text:p text:style-name="P39">Ces recherches m-ont-elles éclairé sur ce métier ?</text:p>
            </text:list-item>
            <text:list-item>
              <text:p text:style-name="P40">Qu'ai-je appris d'important sur ce métier ?</text:p>
            </text:list-item>
            <text:list-item>
              <text:p text:style-name="P41">Est-ce qu’il y a des choses qui m’ont surpris, déçu, rassuré ?</text:p>
            </text:list-item>
            <text:list-item>
              <text:p text:style-name="P42"><text:span text:style-name="T43">Est-ce que je pense m'engager dans cette voie ?<text:s/></text:span>Pourquoi ?</text:p>
            </text:list-item>
          </text:list>
        </text:list-item>
      </text:list>
      <text:p text:style-name="Normal"/>
      <text:p text:style-name="Normal">Diapo 1:<text:s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WW_CharLFO1LVL1" style:family="text">
      <style:text-properties style:font-name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7" style:display-name="WWNum7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cas Vial</dc:creator>
    <meta:creation-date>2017-10-20T23:40:00Z</meta:creation-date>
    <dc:date>2024-04-30T15:06:00Z</dc:date>
    <meta:template xlink:href="Normal.dotm" xlink:type="simple"/>
    <meta:editing-cycles>8</meta:editing-cycles>
    <meta:editing-duration>PT15420S</meta:editing-duration>
    <meta:document-statistic meta:page-count="2" meta:paragraph-count="4" meta:word-count="311" meta:character-count="2020" meta:row-count="14" meta:non-whitespace-character-count="1713"/>
  </office:meta>
</office:document-meta>
</file>